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6-05-09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6-03-29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5-12-18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5-10-0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5-08-06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5-07-0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5-04-1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4-12-22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4-10-28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4-09-15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4-07-0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4-05-22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4-03-25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3-11-2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3-07-18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2-11-15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2-10-1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2-08-0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2-05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1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1-11-1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1-04-21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10-03-04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09-01-2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0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0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358089161201</text:p>
          </table:table-cell>
          <table:table-cell office:value-type="string" calcext:value-type="string">
            <text:p>2002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